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53cd2" officeooo:paragraph-rsid="00053cd2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officeooo:rsid="00053cd2" officeooo:paragraph-rsid="00053cd2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paragraph-rsid="00053cd2"/>
    </style:style>
    <style:style style:name="P5" style:family="paragraph" style:parent-style-name="Preformatted_20_Text">
      <style:paragraph-properties fo:margin-top="0cm" fo:margin-bottom="0cm" loext:contextual-spacing="false"/>
      <style:text-properties officeooo:paragraph-rsid="0005445a"/>
    </style:style>
    <style:style style:name="P6" style:family="paragraph" style:parent-style-name="Preformatted_20_Text">
      <style:paragraph-properties fo:margin-top="0cm" fo:margin-bottom="0cm" loext:contextual-spacing="false"/>
      <style:text-properties fo:color="#000000" officeooo:rsid="0005445a" officeooo:paragraph-rsid="0005445a"/>
    </style:style>
    <style:style style:name="P7" style:family="paragraph" style:parent-style-name="Preformatted_20_Text">
      <style:paragraph-properties fo:margin-top="0cm" fo:margin-bottom="0cm" loext:contextual-spacing="false"/>
      <style:text-properties officeooo:rsid="00053cd2" officeooo:paragraph-rsid="0005445a"/>
    </style:style>
    <style:style style:name="P8" style:family="paragraph" style:parent-style-name="Standard">
      <style:text-properties fo:color="#000000" officeooo:rsid="0005445a" officeooo:paragraph-rsid="0005445a"/>
    </style:style>
    <style:style style:name="P9" style:family="paragraph" style:parent-style-name="Standard">
      <style:text-properties officeooo:rsid="00053cd2" officeooo:paragraph-rsid="00053cd2"/>
    </style:style>
    <style:style style:name="P10" style:family="paragraph" style:parent-style-name="Standard">
      <style:paragraph-properties fo:margin-top="0cm" fo:margin-bottom="0cm" loext:contextual-spacing="false"/>
      <style:text-properties fo:color="#000000" officeooo:rsid="0005445a" officeooo:paragraph-rsid="0005445a"/>
    </style:style>
    <style:style style:name="T1" style:family="text">
      <style:text-properties fo:color="#c9211e"/>
    </style:style>
    <style:style style:name="T2" style:family="text">
      <style:text-properties fo:color="#c9211e" officeooo:rsid="0005445a"/>
    </style:style>
    <style:style style:name="T3" style:family="text">
      <style:text-properties fo:color="#c9211e" style:font-name="Liberation Mono" fo:font-size="10pt" officeooo:rsid="0005445a" style:font-name-asian="Noto Sans Mono CJK SC" style:font-size-asian="10pt" style:font-name-complex="Liberation Mono" style:font-size-complex="10pt"/>
    </style:style>
    <style:style style:name="T4" style:family="text">
      <style:text-properties fo:color="#000000" officeooo:rsid="00053cd2"/>
    </style:style>
    <style:style style:name="T5" style:family="text">
      <style:text-properties fo:color="#000000" officeooo:rsid="0005445a"/>
    </style:style>
    <style:style style:name="T6" style:family="text">
      <style:text-properties officeooo:rsid="0005445a"/>
    </style:style>
    <style:style style:name="T7" style:family="text">
      <style:text-properties fo:color="#55308d" officeooo:rsid="0005445a"/>
    </style:style>
    <style:style style:name="T8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xml codigos</text:p>
      <text:p text:style-name="P3"/>
      <text:p text:style-name="P3"/>
      <text:p text:style-name="P1"><text:span text:style-name="Source_20_Text"><text:span text:style-name="T1">&lt;session-config&gt;</text:span></text:span></text:p>
      <text:p text:style-name="Preformatted_20_Text"><text:span text:style-name="Source_20_Text"><text:span text:style-name="T1"><text:s text:c="4"/>&lt;!-- 10 min --&gt;</text:span></text:span></text:p>
      <text:p text:style-name="Preformatted_20_Text"><text:span text:style-name="Source_20_Text"><text:span text:style-name="T1"><text:s text:c="4"/>&lt;session-timeout&gt;10&lt;/session-timeout&gt;</text:span></text:span></text:p>
      <text:p text:style-name="P2"><text:span text:style-name="Source_20_Text"><text:span text:style-name="T1">&lt;/session-config&gt; </text:span></text:span></text:p>
      <text:p text:style-name="P4"><text:span text:style-name="Source_20_Text"><text:span text:style-name="T4">Altera o tempo em que o objeto HttpSession fica na memoria</text:span></text:span></text:p>
      <text:p text:style-name="P5"><text:span text:style-name="Source_20_Text"><text:span text:style-name="T2">&lt;servlet&gt;</text:span></text:span></text:p>
      <text:p text:style-name="P5"><text:span text:style-name="Source_20_Text"><text:span text:style-name="T2"><text:tab/>&lt;servlet-name&gt; </text:span></text:span><text:span text:style-name="Source_20_Text"><text:span text:style-name="T7">Controlador</text:span></text:span><text:span text:style-name="Source_20_Text"><text:span text:style-name="T2"> &lt;/servlet-name&gt;</text:span></text:span></text:p>
      <text:p text:style-name="P5"><text:span text:style-name="Source_20_Text"><text:span text:style-name="T2"><text:tab/>&lt;servlet-class&gt;</text:span></text:span><text:span text:style-name="Source_20_Text"><text:span text:style-name="T7">br.com.alura.gerenciador.servlet.entradaServlet</text:span></text:span><text:span text:style-name="Source_20_Text"><text:span text:style-name="T2">&lt;/servlet-class&gt;</text:span></text:span></text:p>
      <text:p text:style-name="P5"><text:span text:style-name="Source_20_Text"><text:span text:style-name="T2">&lt;/servlet&gt;</text:span></text:span></text:p>
      <text:p text:style-name="P3"/>
      <text:p text:style-name="P8">Nomeia o servlet, em servlet-name fica o nome e é oque identifica, e servlet-class o endereco dele</text:p>
      <text:p text:style-name="P8"/>
      <text:p text:style-name="P5"><text:span text:style-name="Source_20_Text"><text:span text:style-name="T2">&lt;servlet-mapping&gt;</text:span></text:span></text:p>
      <text:p text:style-name="P5"><text:span text:style-name="Source_20_Text"><text:span text:style-name="T2"><text:tab/>&lt;servlet-name&gt; </text:span></text:span><text:span text:style-name="Source_20_Text"><text:span text:style-name="T7">Controlador</text:span></text:span><text:span text:style-name="Source_20_Text"><text:span text:style-name="T2"> &lt;/servlet-name&gt;</text:span></text:span></text:p>
      <text:p text:style-name="P5"><text:span text:style-name="Source_20_Text"><text:span text:style-name="T2"><text:tab/>&lt;url-pattern&gt;/</text:span></text:span><text:span text:style-name="Source_20_Text"><text:span text:style-name="T7">entrada</text:span></text:span><text:span text:style-name="Source_20_Text"><text:span text:style-name="T2">&lt;/url-pattern&gt;</text:span></text:span></text:p>
      <text:p text:style-name="P6"><text:span text:style-name="Source_20_Text"><text:span text:style-name="T1">&lt;/servlet-mapping&gt;</text:span></text:span></text:p>
      <text:p text:style-name="P6"><text:span text:style-name="Source_20_Text"><text:span text:style-name="T1"/></text:span></text:p>
      <text:p text:style-name="P6"><text:span text:style-name="Source_20_Text">Mapeia o servlet, o servlet-name é aquele que você escolheu, e o url-pattern é o endereco que você vai colocar no navegador pra acessar</text:span></text:p>
      <text:p text:style-name="P6"><text:span text:style-name="Source_20_Text"/></text:p>
      <text:p text:style-name="P5"><text:span text:style-name="Source_20_Text"><text:span text:style-name="T2">&lt;filter&gt;</text:span></text:span></text:p>
      <text:p text:style-name="P5"><text:span text:style-name="Source_20_Text"><text:span text:style-name="T2"><text:tab/>&lt;filter-name&gt; </text:span></text:span><text:span text:style-name="Source_20_Text"><text:span text:style-name="T7">Controlador</text:span></text:span><text:span text:style-name="Source_20_Text"><text:span text:style-name="T2"> &lt;/filter-name&gt;</text:span></text:span></text:p>
      <text:p text:style-name="P5"><text:span text:style-name="Source_20_Text"><text:span text:style-name="T2"><text:tab/>&lt;filter-class&gt;</text:span></text:span><text:span text:style-name="Source_20_Text"><text:span text:style-name="T7">br.com.alura.gerenciador.servlet.entradaServlet</text:span></text:span><text:span text:style-name="Source_20_Text"><text:span text:style-name="T2">&lt;/filter-class&gt;</text:span></text:span></text:p>
      <text:p text:style-name="P7"><text:span text:style-name="Source_20_Text"><text:span text:style-name="T2">&lt;/filter&gt;</text:span></text:span></text:p>
      <text:p text:style-name="P7"><text:span text:style-name="Source_20_Text"><text:span text:style-name="T2"/></text:span></text:p>
      <text:p text:style-name="P10"><text:span text:style-name="Source_20_Text"><text:span text:style-name="T8">Nomeia o Filtro, em filter-name fica o nome e é oque identifica, e filter-class o endereco dele</text:span></text:span></text:p>
      <text:p text:style-name="P10"><text:span text:style-name="Source_20_Text"><text:span text:style-name="T5"/></text:span></text:p>
      <text:p text:style-name="P5"><text:span text:style-name="Source_20_Text"><text:span text:style-name="T2">&lt;filter-mapping&gt;</text:span></text:span></text:p>
      <text:p text:style-name="P5"><text:span text:style-name="Source_20_Text"><text:span text:style-name="T2"><text:tab/>&lt;</text:span></text:span><text:span text:style-name="Source_20_Text"><text:span text:style-name="T3">filter</text:span></text:span><text:span text:style-name="Source_20_Text"><text:span text:style-name="T2">-name&gt; </text:span></text:span><text:span text:style-name="Source_20_Text"><text:span text:style-name="T7">Controlador</text:span></text:span><text:span text:style-name="Source_20_Text"><text:span text:style-name="T2"> &lt;/</text:span></text:span><text:span text:style-name="Source_20_Text"><text:span text:style-name="T3">filter</text:span></text:span><text:span text:style-name="Source_20_Text"><text:span text:style-name="T2">-name&gt;</text:span></text:span></text:p>
      <text:p text:style-name="P5"><text:span text:style-name="Source_20_Text"><text:span text:style-name="T2"><text:tab/>&lt;url-pattern&gt;/</text:span></text:span><text:span text:style-name="Source_20_Text"><text:span text:style-name="T7">entrada</text:span></text:span><text:span text:style-name="Source_20_Text"><text:span text:style-name="T2">&lt;/url-pattern&gt;</text:span></text:span></text:p>
      <text:p text:style-name="P5"><text:span text:style-name="Source_20_Text"><text:span text:style-name="T2">&lt;/</text:span></text:span><text:span text:style-name="Source_20_Text"><text:span text:style-name="T3">filter</text:span></text:span><text:span text:style-name="Source_20_Text"><text:span text:style-name="T2">-mapping&gt;</text:span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6"><text:span text:style-name="Source_20_Text"><text:span text:style-name="T5">Mapeia o </text:span></text:span><text:span text:style-name="Source_20_Text">filter</text:span><text:span text:style-name="Source_20_Text"><text:span text:style-name="T5">, o </text:span></text:span><text:span text:style-name="Source_20_Text">filter</text:span><text:span text:style-name="Source_20_Text"><text:span text:style-name="T5">-name é aquele que você escolheu, e o url-pattern é o endereco que você vai colocar no navegador pra acessar</text:span></text:span></text:p>
      <text:p text:style-name="P5"><text:span text:style-name="Source_20_Text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7T15:31:47.547350016</meta:creation-date>
    <dc:date>2022-01-17T20:22:13.346590360</dc:date>
    <meta:editing-duration>PT2M1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6" meta:word-count="127" meta:character-count="1124" meta:non-whitespace-character-count="1007"/>
  </office:meta>
</office:document-meta>
</file>